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overeign View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9405685225048">
            <text:p>0.16940568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Paranjape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13921806023065">
            <text:p>0.091392180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lansma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00237824110285">
            <text:p>0.200237824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City Of Go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63948355004843">
            <text:p>0.06639483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750">
            <text:p>175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Fleurma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3677237436845">
            <text:p>0.27367723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31">
            <text:p>1431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Loblolly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75558044184414">
            <text:p>0.09755580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55">
            <text:p>185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21060522">
            <text:p>0.28210605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581376">
            <text:p>0.193958137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Carbine Harvester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41552248">
            <text:p>0.154155224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l Bodo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61876824">
            <text:p>0.056187682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radias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26782739">
            <text:p>0.082678273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ord Harcour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69677694">
            <text:p>0.286967769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Duke Of Oxfor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07998479">
            <text:p>0.180799847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A/W Handicaps</text:p>
          </table:table-cell>
          <table:table-cell table:number-columns-repeated="2"/>
        </table:table-row>
        <table:table-row table:style-name="ro2" table:number-rows-repeated="29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08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7T08:09:07.87</dc:date>
    <dc:creator>Kieran O'Hagan</dc:creator>
    <meta:editing-duration>PT14H22M23S</meta:editing-duration>
    <meta:editing-cycles>33</meta:editing-cycles>
    <meta:generator>OpenOffice/4.1.16$Win32 OpenOffice.org_project/4116m3$Build-9816</meta:generator>
    <meta:document-statistic meta:table-count="3" meta:cell-count="432" meta:object-count="0"/>
  </office:meta>
</office:document-meta>
</file>